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96000000B60CC598B0.png"/>
  <manifest:file-entry manifest:media-type="image/png" manifest:full-path="Pictures/10000201000000AC0000011D5AD640AD.png"/>
  <manifest:file-entry manifest:media-type="image/png" manifest:full-path="Pictures/10000201000000960000009A571D9F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2cm" svg:height="8.485cm" svg:x="0cm" svg:y="0.005cm">
          <draw:image xlink:href="Pictures/10000201000000AC0000011D5AD640AD.png" xlink:type="simple" xlink:show="embed" xlink:actuate="onLoad">
            <text:p/>
          </draw:image>
        </draw:frame>
        <draw:custom-shape draw:style-name="gr2" draw:text-style-name="P2" draw:id="id3" draw:layer="layout" svg:width="8.89cm" svg:height="2.54cm" svg:x="9.922cm" svg:y="1.14cm">
          <text:p text:style-name="P2">Sintetizador de voz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8.89cm" svg:height="2.54cm" svg:x="9.922cm" svg:y="5.585cm">
          <text:p text:style-name="P2">Reconhecedor automático<text:line-break/> de voz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477cm" svg:y1="4.95cm" svg:x2="9.922cm" svg:y2="6.855cm">
          <text:p/>
        </draw:line>
        <draw:line draw:style-name="gr3" draw:text-style-name="P1" draw:layer="layout" svg:x1="9.922cm" svg:y1="2.41cm" svg:x2="5.477cm" svg:y2="4.95cm">
          <text:p/>
        </draw:line>
        <draw:custom-shape draw:style-name="gr2" draw:text-style-name="P2" draw:id="id2" draw:layer="layout" svg:width="6.985cm" svg:height="6.985cm" svg:x="22.352cm" svg:y="1.14cm">
          <text:p text:style-name="P2">Está frio em<text:line-break/>Porto Alegre.</text:p>
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3" draw:text-style-name="P1" draw:layer="layout" draw:type="line" svg:x1="18.812cm" svg:y1="6.855cm" svg:x2="22.352cm" svg:y2="4.632cm" draw:start-shape="id1" draw:start-glue-point="1" draw:end-shape="id2" draw:end-glue-point="3" svg:d="m18812 6855 3540-2223">
          <text:p/>
        </draw:connector>
        <draw:connector draw:style-name="gr3" draw:text-style-name="P1" draw:layer="layout" draw:type="line" svg:x1="22.352cm" svg:y1="4.632cm" svg:x2="18.812cm" svg:y2="2.41cm" draw:start-shape="id2" draw:start-glue-point="3" draw:end-shape="id3" draw:end-glue-point="1" svg:d="m22352 4632-3540-2222">
          <text:p/>
        </draw:connector>
        <draw:frame draw:style-name="gr4" draw:text-style-name="P1" draw:layer="layout" svg:width="1.909cm" svg:height="2.317cm" svg:x="6.641cm" svg:y="1.37cm">
          <draw:image xlink:href="Pictures/1000020100000096000000B60CC598B0.png" xlink:type="simple" xlink:show="embed" xlink:actuate="onLoad">
            <text:p/>
          </draw:image>
        </draw:frame>
        <draw:frame draw:style-name="gr1" draw:text-style-name="P1" draw:layer="layout" svg:width="1.954cm" svg:height="2.005cm" svg:x="6.475cm" svg:y="6.35cm">
          <draw:image xlink:href="Pictures/10000201000000960000009A571D9F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337cm" fo:page-height="8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len </meta:initial-creator>
    <meta:creation-date>2010-07-24T10:17:37</meta:creation-date>
    <dc:date>2010-07-24T11:30:24</dc:date>
    <dc:creator>colen </dc:creator>
    <meta:editing-duration>PT00H57M17S</meta:editing-duration>
    <meta:editing-cycles>5</meta:editing-cycles>
    <meta:generator>BrOffice.org/3.2$Unix OpenOffice.org_project/320m12$Build-9483</meta:generator>
    <meta:document-statistic meta:object-count="10"/>
  </office:meta>
</office:document-meta>
</file>